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9.166cm" svg:height="16.953cm" svg:x="14.595cm" svg:y="1.189cm">
            <draw:object draw:notify-on-update-of-ranges="Feuille1.A1:Feuille1.A29 Feuille1.D1:Feuille1.D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2.9">
            <text:p>22,9</text:p>
          </table:table-cell>
          <table:table-cell office:value-type="float" office:value="20">
            <text:p>20</text:p>
          </table:table-cell>
          <table:table-cell table:formula="of:=20*LOG10([.B1]/[.C1])" office:value-type="float" office:value="1.17610973351814">
            <text:p>1,1761097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table:formula="of:=20*LOG10([.B2]/[.C2])" office:value-type="float" office:value="6.44438589467839">
            <text:p>6,44438589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3.2">
            <text:p>63,2</text:p>
          </table:table-cell>
          <table:table-cell office:value-type="float" office:value="20">
            <text:p>20</text:p>
          </table:table-cell>
          <table:table-cell table:formula="of:=20*LOG10([.B3]/[.C3])" office:value-type="float" office:value="9.99374165236808">
            <text:p>9,99374165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.3">
            <text:p>74,3</text:p>
          </table:table-cell>
          <table:table-cell office:value-type="float" office:value="20">
            <text:p>20</text:p>
          </table:table-cell>
          <table:table-cell table:formula="of:=20*LOG10([.B4]/[.C4])" office:value-type="float" office:value="11.3991763619319">
            <text:p>11,3991763619</text:p>
          </table:table-cell>
        </table:table-row>
        <table:table-row table:style-name="ro1">
          <table:table-cell table:formula="of:=[.A1]*10"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table:formula="of:=20*LOG10([.B5]/[.C5])" office:value-type="float" office:value="12.1491004642934">
            <text:p>12,1491004643</text:p>
          </table:table-cell>
        </table:table-row>
        <table:table-row table:style-name="ro1">
          <table:table-cell table:formula="of:=[.A2]*10" office:value-type="float" office:value="20">
            <text:p>20</text:p>
          </table:table-cell>
          <table:table-cell office:value-type="float" office:value="78.2">
            <text:p>78,2</text:p>
          </table:table-cell>
          <table:table-cell office:value-type="float" office:value="20">
            <text:p>20</text:p>
          </table:table-cell>
          <table:table-cell table:formula="of:=20*LOG10([.B6]/[.C6])" office:value-type="float" office:value="11.8435351479173">
            <text:p>11,8435351479</text:p>
          </table:table-cell>
        </table:table-row>
        <table:table-row table:style-name="ro1">
          <table:table-cell table:formula="of:=[.A3]*10" office:value-type="float" office:value="40">
            <text:p>40</text:p>
          </table:table-cell>
          <table:table-cell office:value-type="float" office:value="82.1">
            <text:p>82,1</text:p>
          </table:table-cell>
          <table:table-cell office:value-type="float" office:value="20">
            <text:p>20</text:p>
          </table:table-cell>
          <table:table-cell table:formula="of:=20*LOG10([.B7]/[.C7])" office:value-type="float" office:value="12.2662632291092">
            <text:p>12,2662632291</text:p>
          </table:table-cell>
        </table:table-row>
        <table:table-row table:style-name="ro1">
          <table:table-cell table:formula="of:=[.A4]*10" office:value-type="float" office:value="70">
            <text:p>70</text:p>
          </table:table-cell>
          <table:table-cell office:value-type="float" office:value="82.7">
            <text:p>82,7</text:p>
          </table:table-cell>
          <table:table-cell office:value-type="float" office:value="20">
            <text:p>20</text:p>
          </table:table-cell>
          <table:table-cell table:formula="of:=20*LOG10([.B8]/[.C8])" office:value-type="float" office:value="12.3295102777713">
            <text:p>12,3295102778</text:p>
          </table:table-cell>
        </table:table-row>
        <table:table-row table:style-name="ro1">
          <table:table-cell table:formula="of:=[.A5]*10" office:value-type="float" office:value="100">
            <text:p>100</text:p>
          </table:table-cell>
          <table:table-cell office:value-type="float" office:value="83.3">
            <text:p>83,3</text:p>
          </table:table-cell>
          <table:table-cell office:value-type="float" office:value="20">
            <text:p>20</text:p>
          </table:table-cell>
          <table:table-cell table:formula="of:=20*LOG10([.B9]/[.C9])" office:value-type="float" office:value="12.3923001148561">
            <text:p>12,3923001149</text:p>
          </table:table-cell>
        </table:table-row>
        <table:table-row table:style-name="ro1">
          <table:table-cell table:formula="of:=[.A6]*10"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formula="of:=20*LOG10([.B10]/[.C10])" office:value-type="float" office:value="12.5677786010062">
            <text:p>12,567778601</text:p>
          </table:table-cell>
        </table:table-row>
        <table:table-row table:style-name="ro1">
          <table:table-cell table:formula="of:=[.A7]*10" office:value-type="float" office:value="400">
            <text:p>400</text:p>
          </table:table-cell>
          <table:table-cell office:value-type="float" office:value="86.6">
            <text:p>86,6</text:p>
          </table:table-cell>
          <table:table-cell office:value-type="float" office:value="20">
            <text:p>20</text:p>
          </table:table-cell>
          <table:table-cell table:formula="of:=20*LOG10([.B11]/[.C11])" office:value-type="float" office:value="12.7297579270673">
            <text:p>12,7297579271</text:p>
          </table:table-cell>
        </table:table-row>
        <table:table-row table:style-name="ro1">
          <table:table-cell table:formula="of:=[.A8]*10" office:value-type="float" office:value="700">
            <text:p>700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table:formula="of:=20*LOG10([.B12]/[.C12])" office:value-type="float" office:value="12.7697851390927">
            <text:p>12,7697851391</text:p>
          </table:table-cell>
        </table:table-row>
        <table:table-row table:style-name="ro1">
          <table:table-cell table:formula="of:=[.A9]*10" office:value-type="float" office:value="1000">
            <text:p>1000</text:p>
          </table:table-cell>
          <table:table-cell office:value-type="float" office:value="87.4">
            <text:p>87,4</text:p>
          </table:table-cell>
          <table:table-cell office:value-type="float" office:value="20">
            <text:p>20</text:p>
          </table:table-cell>
          <table:table-cell table:formula="of:=20*LOG10([.B13]/[.C13])" office:value-type="float" office:value="12.8096287394084">
            <text:p>12,8096287394</text:p>
          </table:table-cell>
        </table:table-row>
        <table:table-row table:style-name="ro1">
          <table:table-cell table:formula="of:=[.A10]*10" office:value-type="float" office:value="2000">
            <text:p>2000</text:p>
          </table:table-cell>
          <table:table-cell office:value-type="float" office:value="87.9">
            <text:p>87,9</text:p>
          </table:table-cell>
          <table:table-cell office:value-type="float" office:value="20">
            <text:p>20</text:p>
          </table:table-cell>
          <table:table-cell table:formula="of:=20*LOG10([.B14]/[.C14])" office:value-type="float" office:value="12.8591775881958">
            <text:p>12,8591775882</text:p>
          </table:table-cell>
        </table:table-row>
        <table:table-row table:style-name="ro1">
          <table:table-cell table:formula="of:=[.A11]*10" office:value-type="float" office:value="4000">
            <text:p>4000</text:p>
          </table:table-cell>
          <table:table-cell office:value-type="float" office:value="89.1">
            <text:p>89,1</text:p>
          </table:table-cell>
          <table:table-cell office:value-type="float" office:value="20">
            <text:p>20</text:p>
          </table:table-cell>
          <table:table-cell table:formula="of:=20*LOG10([.B15]/[.C15])" office:value-type="float" office:value="12.9769541674579">
            <text:p>12,9769541675</text:p>
          </table:table-cell>
        </table:table-row>
        <table:table-row table:style-name="ro1">
          <table:table-cell table:formula="of:=[.A12]*10" office:value-type="float" office:value="7000">
            <text:p>7000</text:p>
          </table:table-cell>
          <table:table-cell office:value-type="float" office:value="92.3">
            <text:p>92,3</text:p>
          </table:table-cell>
          <table:table-cell office:value-type="float" office:value="20">
            <text:p>20</text:p>
          </table:table-cell>
          <table:table-cell table:formula="of:=20*LOG10([.B16]/[.C16])" office:value-type="float" office:value="13.2834341072386">
            <text:p>13,2834341072</text:p>
          </table:table-cell>
        </table:table-row>
        <table:table-row table:style-name="ro1">
          <table:table-cell table:formula="of:=[.A13]*10" office:value-type="float" office:value="10000">
            <text:p>10000</text:p>
          </table:table-cell>
          <table:table-cell office:value-type="float" office:value="95.6">
            <text:p>95,6</text:p>
          </table:table-cell>
          <table:table-cell office:value-type="float" office:value="20">
            <text:p>20</text:p>
          </table:table-cell>
          <table:table-cell table:formula="of:=20*LOG10([.B17]/[.C17])" office:value-type="float" office:value="13.5885579322424">
            <text:p>13,5885579322</text:p>
          </table:table-cell>
        </table:table-row>
        <table:table-row table:style-name="ro1">
          <table:table-cell table:formula="of:=[.A14]*10" office:value-type="float" office:value="20000">
            <text:p>20000</text:p>
          </table:table-cell>
          <table:table-cell office:value-type="float" office:value="60.5">
            <text:p>60,5</text:p>
          </table:table-cell>
          <table:table-cell office:value-type="float" office:value="10">
            <text:p>10</text:p>
          </table:table-cell>
          <table:table-cell table:formula="of:=20*LOG10([.B18]/[.C18])" office:value-type="float" office:value="15.6351074930494">
            <text:p>15,635107493</text:p>
          </table:table-cell>
        </table:table-row>
        <table:table-row table:style-name="ro1">
          <table:table-cell table:formula="of:=[.A15]*10" office:value-type="float" office:value="40000">
            <text:p>4000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20*LOG10([.B19]/[.C19])" office:value-type="float" office:value="19.0848501887865">
            <text:p>19,0848501888</text:p>
          </table:table-cell>
        </table:table-row>
        <table:table-row table:style-name="ro1">
          <table:table-cell table:formula="of:=[.A16]*10" office:value-type="float" office:value="70000">
            <text:p>70000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table:formula="of:=20*LOG10([.B20]/[.C20])" office:value-type="float" office:value="22.8602960050819">
            <text:p>22,8602960051</text:p>
          </table:table-cell>
        </table:table-row>
        <table:table-row table:style-name="ro1">
          <table:table-cell table:formula="of:=[.A17]*10" office:value-type="float" office:value="100000">
            <text:p>100000</text:p>
          </table:table-cell>
          <table:table-cell office:value-type="float" office:value="194.7">
            <text:p>194,7</text:p>
          </table:table-cell>
          <table:table-cell office:value-type="float" office:value="10">
            <text:p>10</text:p>
          </table:table-cell>
          <table:table-cell table:formula="of:=20*LOG10([.B21]/[.C21])" office:value-type="float" office:value="25.7873190304006">
            <text:p>25,7873190304</text:p>
          </table:table-cell>
        </table:table-row>
        <table:table-row table:style-name="ro1">
          <table:table-cell table:formula="of:=[.A18]*10" office:value-type="float" office:value="200000">
            <text:p>200000</text:p>
          </table:table-cell>
          <table:table-cell office:value-type="float" office:value="357">
            <text:p>357</text:p>
          </table:table-cell>
          <table:table-cell office:value-type="float" office:value="10">
            <text:p>10</text:p>
          </table:table-cell>
          <table:table-cell table:formula="of:=20*LOG10([.B22]/[.C22])" office:value-type="float" office:value="31.0533643222439">
            <text:p>31,0533643222</text:p>
          </table:table-cell>
        </table:table-row>
        <table:table-row table:style-name="ro1">
          <table:table-cell table:formula="of:=[.A19]*10" office:value-type="float" office:value="400000">
            <text:p>400000</text:p>
          </table:table-cell>
          <table:table-cell office:value-type="float" office:value="614.7">
            <text:p>614,7</text:p>
          </table:table-cell>
          <table:table-cell office:value-type="float" office:value="10">
            <text:p>10</text:p>
          </table:table-cell>
          <table:table-cell table:formula="of:=20*LOG10([.B23]/[.C23])" office:value-type="float" office:value="35.7732642624171">
            <text:p>35,7732642624</text:p>
          </table:table-cell>
        </table:table-row>
        <table:table-row table:style-name="ro1">
          <table:table-cell table:formula="of:=[.A20]*10" office:value-type="float" office:value="700000">
            <text:p>700000</text:p>
          </table:table-cell>
          <table:table-cell office:value-type="float" office:value="850">
            <text:p>850</text:p>
          </table:table-cell>
          <table:table-cell office:value-type="float" office:value="10">
            <text:p>10</text:p>
          </table:table-cell>
          <table:table-cell table:formula="of:=20*LOG10([.B24]/[.C24])" office:value-type="float" office:value="38.5883785142859">
            <text:p>38,5883785143</text:p>
          </table:table-cell>
        </table:table-row>
        <table:table-row table:style-name="ro1">
          <table:table-cell table:formula="of:=[.A21]*10" office:value-type="float" office:value="1000000">
            <text:p>1000000</text:p>
          </table:table-cell>
          <table:table-cell office:value-type="float" office:value="969">
            <text:p>969</text:p>
          </table:table-cell>
          <table:table-cell office:value-type="float" office:value="10">
            <text:p>10</text:p>
          </table:table-cell>
          <table:table-cell table:formula="of:=20*LOG10([.B25]/[.C25])" office:value-type="float" office:value="39.7264755410153">
            <text:p>39,726475541</text:p>
          </table:table-cell>
        </table:table-row>
        <table:table-row table:style-name="ro1">
          <table:table-cell table:formula="of:=[.A22]*10" office:value-type="float" office:value="2000000">
            <text:p>2000000</text:p>
          </table:table-cell>
          <table:table-cell office:value-type="float" office:value="1091">
            <text:p>1091</text:p>
          </table:table-cell>
          <table:table-cell office:value-type="float" office:value="10">
            <text:p>10</text:p>
          </table:table-cell>
          <table:table-cell table:formula="of:=20*LOG10([.B26]/[.C26])" office:value-type="float" office:value="40.7564950117668">
            <text:p>40,7564950118</text:p>
          </table:table-cell>
        </table:table-row>
        <table:table-row table:style-name="ro1">
          <table:table-cell table:formula="of:=[.A23]*10" office:value-type="float" office:value="4000000">
            <text:p>4000000</text:p>
          </table:table-cell>
          <table:table-cell office:value-type="float" office:value="1120">
            <text:p>1120</text:p>
          </table:table-cell>
          <table:table-cell office:value-type="float" office:value="10">
            <text:p>10</text:p>
          </table:table-cell>
          <table:table-cell table:formula="of:=20*LOG10([.B27]/[.C27])" office:value-type="float" office:value="40.9843604534036">
            <text:p>40,9843604534</text:p>
          </table:table-cell>
        </table:table-row>
        <table:table-row table:style-name="ro1">
          <table:table-cell table:formula="of:=[.A24]*10" office:value-type="float" office:value="7000000">
            <text:p>7000000</text:p>
          </table:table-cell>
          <table:table-cell office:value-type="float" office:value="1104">
            <text:p>1104</text:p>
          </table:table-cell>
          <table:table-cell office:value-type="float" office:value="10">
            <text:p>10</text:p>
          </table:table-cell>
          <table:table-cell table:formula="of:=20*LOG10([.B28]/[.C28])" office:value-type="float" office:value="40.8593814678636">
            <text:p>40,8593814679</text:p>
          </table:table-cell>
        </table:table-row>
        <table:table-row table:style-name="ro1">
          <table:table-cell table:formula="of:=[.A25]*10" office:value-type="float" office:value="10000000">
            <text:p>10000000</text:p>
          </table:table-cell>
          <table:table-cell office:value-type="float" office:value="1050">
            <text:p>1050</text:p>
          </table:table-cell>
          <table:table-cell office:value-type="float" office:value="10">
            <text:p>10</text:p>
          </table:table-cell>
          <table:table-cell table:formula="of:=20*LOG10([.B29]/[.C29])" office:value-type="float" office:value="40.4237859813988">
            <text:p>40,4237859814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HAN NOM A"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0:07:59</meta:creation-date>
    <dc:date>2013-06-11T11:47:42</dc:date>
    <meta:editing-duration>PT31M20S</meta:editing-duration>
    <meta:editing-cycles>1</meta:editing-cycles>
    <meta:document-statistic meta:table-count="1" meta:cell-count="116" meta:object-count="1"/>
    <meta:generator>LibreOffice/4.0.3.3$Linux_X86_64 LibreOffice_project/4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167cm" svg:height="16.954cm" xlink:href=".." xlink:type="simple" chart:class="chart:scatter" chart:style-name="ch1">
        <chart:plot-area chart:style-name="ch2" table:cell-range-address="Feuille1.A1:Feuille1.A29 Feuille1.D1:Feuille1.D29" svg:x="1.913cm" svg:y="1.737cm" svg:width="25.473cm" svg:height="13.465cm">
          <chartooo:coordinate-region svg:x="2.534cm" svg:y="1.937cm" svg:width="24.109cm" svg:height="12.61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Feuille1.D1:Feuille1.D29" chart:class="chart:scatter">
            <chart:domain table:cell-range-address="Feuille1.A1:Feuille1.A29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:Feuille1.A29</svg:desc>
                </draw:g>
              </table:table-cell>
              <table:table-cell office:value-type="float" office:value="1.17610973351814">
                <text:p>1.17610973351814</text:p>
                <draw:g>
                  <svg:desc>Feuille1.D1:Feuille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4438589467839">
                <text:p>6.44438589467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99374165236808">
                <text:p>9.99374165236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.3991763619319">
                <text:p>11.3991763619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2.1491004642934">
                <text:p>12.1491004642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1.8435351479173">
                <text:p>11.8435351479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2.2662632291092">
                <text:p>12.2662632291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2.3295102777713">
                <text:p>12.3295102777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2.3923001148561">
                <text:p>12.3923001148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5677786010062">
                <text:p>12.5677786010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12.7297579270673">
                <text:p>12.7297579270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12.7697851390927">
                <text:p>12.7697851390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12.8096287394084">
                <text:p>12.8096287394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12.8591775881958">
                <text:p>12.8591775881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12.9769541674579">
                <text:p>12.9769541674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13.2834341072386">
                <text:p>13.2834341072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3.5885579322424">
                <text:p>13.5885579322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15.6351074930494">
                <text:p>15.6351074930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19.0848501887865">
                <text:p>19.084850188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00">
                <text:p>70000</text:p>
              </table:table-cell>
              <table:table-cell office:value-type="float" office:value="22.8602960050819">
                <text:p>22.8602960050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25.7873190304006">
                <text:p>25.7873190304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00">
                <text:p>200000</text:p>
              </table:table-cell>
              <table:table-cell office:value-type="float" office:value="31.0533643222439">
                <text:p>31.0533643222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">
                <text:p>400000</text:p>
              </table:table-cell>
              <table:table-cell office:value-type="float" office:value="35.7732642624171">
                <text:p>35.7732642624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00">
                <text:p>700000</text:p>
              </table:table-cell>
              <table:table-cell office:value-type="float" office:value="38.5883785142859">
                <text:p>38.5883785142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">
                <text:p>1000000</text:p>
              </table:table-cell>
              <table:table-cell office:value-type="float" office:value="39.7264755410153">
                <text:p>39.7264755410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0">
                <text:p>2000000</text:p>
              </table:table-cell>
              <table:table-cell office:value-type="float" office:value="40.7564950117668">
                <text:p>40.7564950117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0000">
                <text:p>4000000</text:p>
              </table:table-cell>
              <table:table-cell office:value-type="float" office:value="40.9843604534036">
                <text:p>40.9843604534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00">
                <text:p>7000000</text:p>
              </table:table-cell>
              <table:table-cell office:value-type="float" office:value="40.8593814678636">
                <text:p>40.8593814678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0">
                <text:p>10000000</text:p>
              </table:table-cell>
              <table:table-cell office:value-type="float" office:value="40.4237859813988">
                <text:p>40.4237859813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